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fb6b0" officeooo:paragraph-rsid="001fb6b0"/>
    </style:style>
    <style:style style:name="P2" style:family="paragraph" style:parent-style-name="Standard">
      <style:paragraph-properties fo:text-align="start" style:justify-single-word="false"/>
      <style:text-properties officeooo:rsid="0021583d" officeooo:paragraph-rsid="0021583d" fo:background-color="#ffff00"/>
    </style:style>
    <style:style style:name="P3" style:family="paragraph" style:parent-style-name="Standard">
      <style:paragraph-properties fo:text-align="start" style:justify-single-word="false"/>
      <style:text-properties officeooo:rsid="0021583d" officeooo:paragraph-rsid="0021583d"/>
    </style:style>
    <style:style style:name="P4" style:family="paragraph" style:parent-style-name="Standard">
      <style:paragraph-properties fo:text-align="start" style:justify-single-word="false"/>
      <style:text-properties officeooo:rsid="002474f8" officeooo:paragraph-rsid="002474f8"/>
    </style:style>
    <style:style style:name="P5" style:family="paragraph" style:parent-style-name="Standard">
      <style:paragraph-properties fo:text-align="start" style:justify-single-word="false"/>
      <style:text-properties officeooo:rsid="00264a16" officeooo:paragraph-rsid="00264a16"/>
    </style:style>
    <style:style style:name="P6" style:family="paragraph" style:parent-style-name="Standard">
      <style:paragraph-properties fo:text-align="start" style:justify-single-word="false"/>
      <style:text-properties officeooo:rsid="00282f4b" officeooo:paragraph-rsid="00282f4b"/>
    </style:style>
    <style:style style:name="P7" style:family="paragraph" style:parent-style-name="Standard">
      <style:paragraph-properties fo:text-align="start" style:justify-single-word="false"/>
      <style:text-properties officeooo:rsid="00282f4b" officeooo:paragraph-rsid="00285924"/>
    </style:style>
    <style:style style:name="P8" style:family="paragraph" style:parent-style-name="Standard">
      <style:paragraph-properties fo:text-align="start" style:justify-single-word="false"/>
      <style:text-properties officeooo:rsid="00285924" officeooo:paragraph-rsid="00285924"/>
    </style:style>
    <style:style style:name="P9" style:family="paragraph" style:parent-style-name="Standard">
      <style:paragraph-properties fo:text-align="start" style:justify-single-word="false"/>
      <style:text-properties officeooo:rsid="002975a8" officeooo:paragraph-rsid="002975a8" fo:background-color="transparent"/>
    </style:style>
    <style:style style:name="P10" style:family="paragraph" style:parent-style-name="Standard">
      <style:paragraph-properties fo:text-align="start" style:justify-single-word="false"/>
      <style:text-properties officeooo:rsid="002a400a" officeooo:paragraph-rsid="002a400a" fo:background-color="transparent"/>
    </style:style>
    <style:style style:name="P11" style:family="paragraph" style:parent-style-name="Standard">
      <style:paragraph-properties fo:text-align="start" style:justify-single-word="false"/>
      <style:text-properties officeooo:rsid="002b8c92" officeooo:paragraph-rsid="002b8c92" fo:background-color="transparent"/>
    </style:style>
    <style:style style:name="P12" style:family="paragraph" style:parent-style-name="Standard">
      <style:paragraph-properties fo:text-align="start" style:justify-single-word="false"/>
      <style:text-properties officeooo:rsid="002bc663" officeooo:paragraph-rsid="002bc663" fo:background-color="transparent"/>
    </style:style>
    <style:style style:name="P13" style:family="paragraph" style:parent-style-name="Standard">
      <style:paragraph-properties fo:text-align="start" style:justify-single-word="false"/>
      <style:text-properties officeooo:rsid="002bc663" officeooo:paragraph-rsid="002d2a66" fo:background-color="transparent"/>
    </style:style>
    <style:style style:name="P14" style:family="paragraph" style:parent-style-name="Standard">
      <style:paragraph-properties fo:text-align="start" style:justify-single-word="false"/>
      <style:text-properties officeooo:rsid="002d2a66" officeooo:paragraph-rsid="002d2a66" fo:background-color="transparent"/>
    </style:style>
    <style:style style:name="P15" style:family="paragraph" style:parent-style-name="Standard">
      <style:paragraph-properties fo:text-align="start" style:justify-single-word="false"/>
      <style:text-properties officeooo:rsid="002e7dfe" officeooo:paragraph-rsid="002e7dfe" fo:background-color="transparent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1583d" officeooo:paragraph-rsid="0021583d" fo:background-color="#ffff00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1583d" officeooo:paragraph-rsid="00285924" fo:background-color="#ffff00"/>
    </style:style>
    <style:style style:name="P18" style:family="paragraph" style:parent-style-name="Standard">
      <style:paragraph-properties fo:text-align="start" style:justify-single-word="false"/>
      <style:text-properties officeooo:rsid="002474f8" officeooo:paragraph-rsid="002474f8"/>
    </style:style>
    <style:style style:name="P19" style:family="paragraph" style:parent-style-name="Standard">
      <style:paragraph-properties fo:text-align="start" style:justify-single-word="false"/>
      <style:text-properties officeooo:rsid="00264a16" officeooo:paragraph-rsid="0021583d"/>
    </style:style>
    <style:style style:name="P20" style:family="paragraph" style:parent-style-name="Standard">
      <style:paragraph-properties fo:text-align="start" style:justify-single-word="false"/>
      <style:text-properties officeooo:rsid="003881d5" officeooo:paragraph-rsid="003881d5"/>
    </style:style>
    <style:style style:name="T1" style:family="text">
      <style:text-properties officeooo:rsid="002474f8"/>
    </style:style>
    <style:style style:name="T2" style:family="text">
      <style:text-properties officeooo:rsid="00264a16"/>
    </style:style>
    <style:style style:name="T3" style:family="text">
      <style:text-properties officeooo:rsid="00282f4b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85924"/>
    </style:style>
    <style:style style:name="T6" style:family="text">
      <style:text-properties officeooo:rsid="00285924"/>
    </style:style>
    <style:style style:name="T7" style:family="text">
      <style:text-properties officeooo:rsid="002975a8"/>
    </style:style>
    <style:style style:name="T8" style:family="text">
      <style:text-properties officeooo:rsid="002a400a"/>
    </style:style>
    <style:style style:name="T9" style:family="text">
      <style:text-properties officeooo:rsid="002bc663"/>
    </style:style>
    <style:style style:name="T10" style:family="text">
      <style:text-properties officeooo:rsid="002d2a66"/>
    </style:style>
    <style:style style:name="T11" style:family="text">
      <style:text-properties officeooo:rsid="002e7d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<text:span text:style-name="T1">5</text:span> &amp; CSS <text:s/><text:span text:style-name="T2">(freecodecamp.org)</text:span></text:p>
      <text:p text:style-name="P19"/>
      <text:p text:style-name="P20"><text:tab/></text:p>
      <text:p text:style-name="P20"><text:tab/>&lt;li&gt;</text:p>
      <text:p text:style-name="P20"><text:tab/></text:p>
      <text:p text:style-name="P20"><text:tab/><text:tab/>Text field (placeholder)</text:p>
      <text:p text:style-name="P20"><text:tab/><text:tab/>&lt;input type=”text”&gt;</text:p>
      <text:p text:style-name="P20"><text:tab/><text:tab/>&lt;input type=”text” placeholder=”placeholder text :D”&gt;</text:p>
      <text:p text:style-name="P20"><text:tab/><text:tab/></text:p>
      <text:p text:style-name="P20"><text:tab/>&lt;/li&gt;</text:p>
      <text:p text:style-name="P20"/>
      <text:list xml:id="list606206926" text:style-name="L1">
        <text:list-item>
          <text:p text:style-name="P16">Form (submit button, require field, radio buttom, set of checkbox)</text:p>
          <text:p text:style-name="P16"/>
        </text:list-item>
      </text:list>
      <text:p text:style-name="P5">&lt;form action=”/url-submit-data”&gt; </text:p>
      <text:p text:style-name="P5"><text:tab/>&lt;input type=”text” placeholder=”must write D:” required&gt;</text:p>
      <text:p text:style-name="P5"><text:tab/>&lt;buttom type=”submit” <text:span text:style-name="T3">this submits de form ^^ </text:span>&gt;</text:p>
      <text:p text:style-name="P5">&lt;/form&gt;</text:p>
      <text:p text:style-name="P5"/>
      <text:p text:style-name="P6">&lt;label&gt; </text:p>
      <text:p text:style-name="P6"><text:tab/>&lt;input type=”radio” name=”group1” <text:span text:style-name="T4">checked</text:span>&gt; text</text:p>
      <text:p text:style-name="P6">&lt;/label&gt;</text:p>
      <text:p text:style-name="P6"/>
      <text:p text:style-name="P6">&lt;label&gt;</text:p>
      <text:p text:style-name="P6"><text:tab/>&lt;input type=”chechbox” name=”group1”&gt; text</text:p>
      <text:p text:style-name="P6">&lt;/label&gt;</text:p>
      <text:p text:style-name="P6"/>
      <text:list xml:id="list123534665939244" text:continue-numbering="true" text:style-name="L1">
        <text:list-item>
          <text:p text:style-name="P16">Div element</text:p>
        </text:list-item>
      </text:list>
      <text:p text:style-name="P3"/>
      <text:p text:style-name="P6">&lt;!-- nest many elements within a single div <text:span text:style-name="T6">--&gt; </text:span></text:p>
      <text:p text:style-name="P6"/>
      <text:p text:style-name="P6"><text:tab/><text:span text:style-name="T6">&lt;style&gt;</text:span></text:p>
      <text:p text:style-name="P7"><text:tab/><text:tab/>.<text:span text:style-name="T6">background-red {</text:span></text:p>
      <text:p text:style-name="P7"><text:tab/><text:tab/><text:tab/><text:span text:style-name="T6">background-color: red;</text:span></text:p>
      <text:p text:style-name="P8"><text:tab/><text:tab/>}</text:p>
      <text:p text:style-name="P6"><text:tab/><text:span text:style-name="T6">&lt;/style&gt;</text:span></text:p>
      <text:p text:style-name="P6"/>
      <text:p text:style-name="P6"><text:tab/>&lt;div <text:span text:style-name="T5">class”background.red”</text:span>&gt;</text:p>
      <text:p text:style-name="P6"><text:tab/><text:tab/>&lt;p&gt;&lt;/p&gt;</text:p>
      <text:p text:style-name="P6"><text:tab/><text:tab/>&lt;ul&gt; &lt;li&gt;l1&lt;/li&gt; &lt;li&gt;l2&lt;/li&gt; &lt;/ul&gt;</text:p>
      <text:p text:style-name="P6"><text:tab/>&lt;/div&gt;</text:p>
      <text:p text:style-name="P6"/>
      <text:list xml:id="list123534640165584" text:continue-numbering="true" text:style-name="L1">
        <text:list-item>
          <text:p text:style-name="P17">ID of an Element</text:p>
        </text:list-item>
      </text:list>
      <text:p text:style-name="P8"/>
      <text:p text:style-name="P8">&lt;style&gt;</text:p>
      <text:p text:style-name="P8"><text:tab/>#best-form {</text:p>
      <text:p text:style-name="P8"><text:tab/><text:tab/>background-color: green;<text:tab/></text:p>
      <text:p text:style-name="P8"><text:tab/>}</text:p>
      <text:p text:style-name="P8">&lt;/style&gt;</text:p>
      <text:p text:style-name="P8"/>
      <text:p text:style-name="P8"><text:soft-page-break/>&lt;form action=”url” id=”best-form”&gt; asdasdasd &lt;/form&gt;</text:p>
      <text:p text:style-name="P8"/>
      <text:p text:style-name="P8"/>
      <text:p text:style-name="P8"/>
      <text:p text:style-name="P8"/>
      <text:list xml:id="list123534559638501" text:continue-numbering="true" text:style-name="L1">
        <text:list-item>
          <text:p text:style-name="P16">Margin, Padding, <text:span text:style-name="T7">Border</text:span></text:p>
        </text:list-item>
      </text:list>
      <text:p text:style-name="P9">&lt;!-- Adjusting --&gt; </text:p>
      <text:p text:style-name="P9">.red-box{ background-color: red; padding: 20px; margin: 20px; border;5px;}</text:p>
      <text:p text:style-name="P9"/>
      <text:p text:style-name="P9">padding (relleno): space between the element and its border</text:p>
      <text:p text:style-name="P9">margin (margen): distance between its border and surrounding elements, <text:span text:style-name="T8">it can be negative;</text:span></text:p>
      <text:p text:style-name="P9"/>
      <text:p text:style-name="P10">&lt;!-- clockwise notation --&gt; </text:p>
      <text:p text:style-name="P10">can specify padding/<text:bookmark-start text:name="__DdeLink__353_2126596499"/>margin<text:bookmark-end text:name="__DdeLink__353_2126596499"/>(top, right, bottom, left) all in one line:</text:p>
      <text:p text:style-name="P10">padding: 10px, 20px, 10px, 20px;</text:p>
      <text:p text:style-name="P10">margin: 10px, 20px, 10px, 20px;</text:p>
      <text:p text:style-name="P2"/>
      <text:list xml:id="list123534973691597" text:continue-numbering="true" text:style-name="L1">
        <text:list-item>
          <text:p text:style-name="P16">Style html body element (inherit styles)</text:p>
        </text:list-item>
      </text:list>
      <text:p text:style-name="P2"/>
      <text:p text:style-name="P10">Every HTML page has a body element</text:p>
      <text:p text:style-name="P10">body { background-color: black; }</text:p>
      <text:p text:style-name="P11">&lt;body style=”color: black”&gt; &lt;/body&gt;</text:p>
      <text:p text:style-name="P2"/>
      <text:p text:style-name="P2"/>
      <text:list xml:id="list123534993854013" text:continue-numbering="true" text:style-name="L1">
        <text:list-item>
          <text:p text:style-name="P16">Priorize and override</text:p>
        </text:list-item>
      </text:list>
      <text:p text:style-name="P2"/>
      <text:p text:style-name="P11"/>
      <text:p text:style-name="P11">summary: class &lt; id &lt; <text:span text:style-name="T9">inline syle &lt; !important</text:span></text:p>
      <text:p text:style-name="P11"/>
      <text:p text:style-name="P11">&lt;!-- prioritze one style over another --&gt;</text:p>
      <text:p text:style-name="P11">our class will override the body element’s</text:p>
      <text:p text:style-name="P11"/>
      <text:p text:style-name="P11">&lt;!-- override styles un subsequent CSS --&gt; </text:p>
      <text:p text:style-name="P11">second class override the first class</text:p>
      <text:p text:style-name="P11">&lt;h1 class = “class1 class2”&gt; hello :D&lt;/h1&gt;</text:p>
      <text:p text:style-name="P11"/>
      <text:p text:style-name="P11">&lt;!-- override <text:span text:style-name="T9">class declaration by styling ID attributes --&gt;</text:span></text:p>
      <text:p text:style-name="P12"><text:bookmark-start text:name="__DdeLink__358_2126596499"/>&lt;h1 id=”colored-text” class=”class-name”&gt; Hello :O&lt;/h1&gt;<text:bookmark-end text:name="__DdeLink__358_2126596499"/></text:p>
      <text:p text:style-name="P11"/>
      <text:p text:style-name="P12">&lt;!-- override all other styles using important →</text:p>
      <text:p text:style-name="P12">.pink-text {</text:p>
      <text:p text:style-name="P12"><text:tab/>color: pinkl !important;</text:p>
      <text:p text:style-name="P12">}</text:p>
      <text:p text:style-name="P11"/>
      <text:list xml:id="list123534569862546" text:continue-numbering="true" text:style-name="L1">
        <text:list-item>
          <text:p text:style-name="P16">Hex code / abbreviated hex code / RGB</text:p>
        </text:list-item>
      </text:list>
      <text:p text:style-name="P2"/>
      <text:p text:style-name="P14">background-color: #000000 ;</text:p>
      <text:p text:style-name="P14"><text:tab/><text:tab/> <text:s text:c="9"/>R G B</text:p>
      <text:p text:style-name="P13">&lt;!<text:span text:style-name="T10">-- abreviated hex --&gt; </text:span></text:p>
      <text:p text:style-name="P14"><text:soft-page-break/>#FF0000 and <text:s/>#F00 as exactly the same, <text:span text:style-name="T11">reduces the total number of possible colors to around 4.000</text:span></text:p>
      <text:p text:style-name="P14"/>
      <text:p text:style-name="P15">&lt;!-- RGB →</text:p>
      <text:p text:style-name="P15">background-color: rgb(255, 255, 255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4:04:45.824066253</meta:creation-date>
    <dc:date>2017-08-26T12:35:34.283781385</dc:date>
    <meta:editing-duration>PT47M34S</meta:editing-duration>
    <meta:editing-cycles>10</meta:editing-cycles>
    <meta:generator>LibreOffice/5.3.5.2$Linux_X86_64 LibreOffice_project/30m0$Build-2</meta:generator>
    <meta:document-statistic meta:table-count="0" meta:image-count="0" meta:object-count="0" meta:page-count="3" meta:paragraph-count="72" meta:word-count="311" meta:character-count="2107" meta:non-whitespace-character-count="1821"/>
  </office:meta>
</office:document-meta>
</file>